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8pt" fo:font-weight="bold" officeooo:rsid="000d9a8d" officeooo:paragraph-rsid="000d9a8d" style:font-size-asian="15.75pt" style:font-weight-asian="bold" style:font-size-complex="18pt" style:font-weight-complex="bold"/>
    </style:style>
    <style:style style:name="P2" style:family="paragraph" style:parent-style-name="Standard">
      <style:text-properties fo:font-size="12pt" style:text-underline-style="solid" style:text-underline-width="auto" style:text-underline-color="font-color" fo:font-weight="bold" officeooo:rsid="000d9a8d" officeooo:paragraph-rsid="000d9a8d" style:font-size-asian="10.5pt" style:font-weight-asian="bold" style:font-size-complex="12pt" style:font-weight-complex="bold"/>
    </style:style>
    <style:style style:name="P3" style:family="paragraph" style:parent-style-name="Standard">
      <style:text-properties fo:font-size="12pt" style:text-underline-style="none" fo:font-weight="bold" officeooo:rsid="000d9a8d" officeooo:paragraph-rsid="000d9a8d" style:font-size-asian="10.5pt" style:font-weight-asian="bold" style:font-size-complex="12pt" style:font-weight-complex="bold"/>
    </style:style>
    <style:style style:name="P4" style:family="paragraph" style:parent-style-name="Standard">
      <style:text-properties fo:font-size="12pt" style:text-underline-style="none" fo:font-weight="bold" officeooo:rsid="000d9a8d" officeooo:paragraph-rsid="001105b9" style:font-size-asian="10.5pt" style:font-weight-asian="bold" style:font-size-complex="12pt" style:font-weight-complex="bold"/>
    </style:style>
    <style:style style:name="P5" style:family="paragraph" style:parent-style-name="Standard">
      <style:text-properties fo:font-size="12pt" style:text-underline-style="none" fo:font-weight="bold" officeooo:rsid="000e9faf" officeooo:paragraph-rsid="000e9faf" style:font-size-asian="10.5pt" style:font-weight-asian="bold" style:font-size-complex="12pt" style:font-weight-complex="bold"/>
    </style:style>
    <style:style style:name="P6" style:family="paragraph" style:parent-style-name="Standard">
      <style:text-properties fo:font-size="12pt" fo:font-style="italic" style:text-underline-style="none" fo:font-weight="normal" officeooo:rsid="001226f2" officeooo:paragraph-rsid="000d9a8d" style:font-size-asian="10.5pt" style:font-style-asian="italic" style:font-weight-asian="normal" style:font-size-complex="12pt" style:font-style-complex="italic" style:font-weight-complex="normal"/>
    </style:style>
    <style:style style:name="P7" style:family="paragraph" style:parent-style-name="Standard">
      <style:text-properties fo:font-size="12pt" style:text-underline-style="none" fo:font-weight="normal" officeooo:rsid="00139117" officeooo:paragraph-rsid="000d9a8d"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203098" officeooo:paragraph-rsid="00203098"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10132" officeooo:paragraph-rsid="00210132"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20b1b" officeooo:paragraph-rsid="00220b1b"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389e3" officeooo:paragraph-rsid="002389e3"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40b62" officeooo:paragraph-rsid="00240b62"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53162" officeooo:paragraph-rsid="00253162"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7235d" officeooo:paragraph-rsid="0027235d"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27f3c5" officeooo:paragraph-rsid="0027f3c5"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29b985" officeooo:paragraph-rsid="0029b985" style:font-size-asian="10.5pt" style:font-weight-asian="normal" style:font-size-complex="12pt" style:font-weight-complex="normal"/>
    </style:style>
    <style:style style:name="P17" style:family="paragraph" style:parent-style-name="Standard">
      <style:text-properties fo:font-size="12pt" style:text-underline-style="none" fo:font-weight="bold" officeooo:rsid="000d9a8d" officeooo:paragraph-rsid="000d9a8d" style:font-size-asian="10.5pt" style:font-weight-asian="bold" style:font-size-complex="12pt" style:font-weight-complex="bold"/>
    </style:style>
    <style:style style:name="P18" style:family="paragraph" style:parent-style-name="Standard">
      <style:text-properties fo:font-size="12pt" style:text-underline-style="none" fo:font-weight="bold" officeooo:rsid="000d9a8d" officeooo:paragraph-rsid="001e51ee" style:font-size-asian="10.5pt" style:font-weight-asian="bold" style:font-size-complex="12pt" style:font-weight-complex="bold"/>
    </style:style>
    <style:style style:name="P19" style:family="paragraph" style:parent-style-name="Standard">
      <style:text-properties fo:font-size="12pt" style:text-underline-style="none" fo:font-weight="bold" officeooo:rsid="00203098" officeooo:paragraph-rsid="00203098" style:font-size-asian="10.5pt" style:font-weight-asian="bold" style:font-size-complex="12pt" style:font-weight-complex="bold"/>
    </style:style>
    <style:style style:name="P20" style:family="paragraph" style:parent-style-name="Standard">
      <style:text-properties fo:font-size="12pt" style:text-underline-style="none" fo:font-weight="bold" officeooo:rsid="00210132" officeooo:paragraph-rsid="00210132" style:font-size-asian="10.5pt" style:font-weight-asian="bold" style:font-size-complex="12pt" style:font-weight-complex="bold"/>
    </style:style>
    <style:style style:name="P21" style:family="paragraph" style:parent-style-name="Standard">
      <style:text-properties fo:font-size="12pt" style:text-underline-style="none" fo:font-weight="bold" officeooo:rsid="00220b1b" officeooo:paragraph-rsid="00220b1b"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203098" officeooo:paragraph-rsid="00203098"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240b62" officeooo:paragraph-rsid="00240b62"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253162" officeooo:paragraph-rsid="00240b62"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253162" officeooo:paragraph-rsid="00253162"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0e9faf" style:font-weight-asian="normal" style:font-weight-complex="normal"/>
    </style:style>
    <style:style style:name="T3" style:family="text">
      <style:text-properties fo:font-weight="normal" officeooo:rsid="00103c8b" style:font-weight-asian="normal" style:font-weight-complex="normal"/>
    </style:style>
    <style:style style:name="T4" style:family="text">
      <style:text-properties fo:font-weight="normal" officeooo:rsid="001105b9" style:font-weight-asian="normal" style:font-weight-complex="normal"/>
    </style:style>
    <style:style style:name="T5" style:family="text">
      <style:text-properties fo:font-weight="normal" officeooo:rsid="00121cb5" style:font-weight-asian="normal" style:font-weight-complex="normal"/>
    </style:style>
    <style:style style:name="T6" style:family="text">
      <style:text-properties fo:font-weight="normal" officeooo:rsid="001226f2" style:font-weight-asian="normal" style:font-weight-complex="normal"/>
    </style:style>
    <style:style style:name="T7" style:family="text">
      <style:text-properties fo:font-weight="normal" officeooo:rsid="00139117" style:font-weight-asian="normal" style:font-weight-complex="normal"/>
    </style:style>
    <style:style style:name="T8" style:family="text">
      <style:text-properties fo:font-weight="normal" officeooo:rsid="0014b9bb" style:font-weight-asian="normal" style:font-weight-complex="normal"/>
    </style:style>
    <style:style style:name="T9" style:family="text">
      <style:text-properties fo:font-weight="normal" officeooo:rsid="001805a2" style:font-weight-asian="normal" style:font-weight-complex="normal"/>
    </style:style>
    <style:style style:name="T10" style:family="text">
      <style:text-properties fo:font-weight="normal" officeooo:rsid="0018e09a" style:font-weight-asian="normal" style:font-weight-complex="normal"/>
    </style:style>
    <style:style style:name="T11" style:family="text">
      <style:text-properties fo:font-weight="normal" officeooo:rsid="001a5194" style:font-weight-asian="normal" style:font-weight-complex="normal"/>
    </style:style>
    <style:style style:name="T12" style:family="text">
      <style:text-properties fo:font-weight="normal" officeooo:rsid="001b291e" style:font-weight-asian="normal" style:font-weight-complex="normal"/>
    </style:style>
    <style:style style:name="T13" style:family="text">
      <style:text-properties fo:font-weight="normal" officeooo:rsid="001c9124" style:font-weight-asian="normal" style:font-weight-complex="normal"/>
    </style:style>
    <style:style style:name="T14" style:family="text">
      <style:text-properties fo:font-weight="normal" officeooo:rsid="001e51ee" style:font-weight-asian="normal" style:font-weight-complex="normal"/>
    </style:style>
    <style:style style:name="T15" style:family="text">
      <style:text-properties fo:font-weight="normal" officeooo:rsid="00203098" style:font-weight-asian="normal" style:font-weight-complex="normal"/>
    </style:style>
    <style:style style:name="T16" style:family="text">
      <style:text-properties fo:font-weight="normal" officeooo:rsid="0029b985" style:font-weight-asian="normal" style:font-weight-complex="normal"/>
    </style:style>
    <style:style style:name="T17" style:family="text">
      <style:text-properties fo:font-weight="normal" officeooo:rsid="002b71b8" style:font-weight-asian="normal" style:font-weight-complex="normal"/>
    </style:style>
    <style:style style:name="T18" style:family="text">
      <style:text-properties fo:font-weight="normal" officeooo:rsid="002d216d" style:font-weight-asian="normal" style:font-weight-complex="normal"/>
    </style:style>
    <style:style style:name="T19" style:family="text">
      <style:text-properties fo:font-weight="normal" officeooo:rsid="002d7140"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1105b9" style:font-style-asian="italic" style:font-weight-asian="normal" style:font-style-complex="italic" style:font-weight-complex="normal"/>
    </style:style>
    <style:style style:name="T22" style:family="text">
      <style:text-properties fo:font-style="italic" fo:font-weight="normal" officeooo:rsid="001226f2" style:font-style-asian="italic" style:font-weight-asian="normal" style:font-style-complex="italic" style:font-weight-complex="normal"/>
    </style:style>
    <style:style style:name="T23" style:family="text">
      <style:text-properties fo:font-style="italic" fo:font-weight="normal" officeooo:rsid="001a5194" style:font-style-asian="italic" style:font-weight-asian="normal" style:font-style-complex="italic" style:font-weight-complex="normal"/>
    </style:style>
    <style:style style:name="T24" style:family="text">
      <style:text-properties fo:font-style="italic" fo:font-weight="normal" officeooo:rsid="001ad902" style:font-style-asian="italic" style:font-weight-asian="normal" style:font-style-complex="italic" style:font-weight-complex="normal"/>
    </style:style>
    <style:style style:name="T25" style:family="text">
      <style:text-properties fo:font-style="italic" fo:font-weight="normal" officeooo:rsid="001c9124" style:font-style-asian="italic" style:font-weight-asian="normal" style:font-style-complex="italic" style:font-weight-complex="normal"/>
    </style:style>
    <style:style style:name="T26" style:family="text">
      <style:text-properties fo:font-style="italic" fo:font-weight="normal" officeooo:rsid="002d7140" style:font-style-asian="italic" style:font-weight-asian="normal" style:font-style-complex="italic"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1105b9" style:font-style-asian="normal" style:font-weight-asian="normal" style:font-style-complex="normal" style:font-weight-complex="normal"/>
    </style:style>
    <style:style style:name="T29" style:family="text">
      <style:text-properties fo:font-style="normal" fo:font-weight="normal" officeooo:rsid="001a5194" style:font-style-asian="normal" style:font-weight-asian="normal" style:font-style-complex="normal" style:font-weight-complex="normal"/>
    </style:style>
    <style:style style:name="T30" style:family="text">
      <style:text-properties fo:font-style="normal" fo:font-weight="normal" officeooo:rsid="001ad902" style:font-style-asian="normal" style:font-weight-asian="normal" style:font-style-complex="normal" style:font-weight-complex="normal"/>
    </style:style>
    <style:style style:name="T31" style:family="text">
      <style:text-properties fo:font-style="normal" fo:font-weight="normal" officeooo:rsid="001c9124" style:font-style-asian="normal" style:font-weight-asian="normal" style:font-style-complex="normal" style:font-weight-complex="normal"/>
    </style:style>
    <style:style style:name="T32" style:family="text">
      <style:text-properties fo:font-style="normal" fo:font-weight="normal" officeooo:rsid="001ce974" style:font-style-asian="normal" style:font-weight-asian="normal" style:font-style-complex="normal" style:font-weight-complex="normal"/>
    </style:style>
    <style:style style:name="T33" style:family="text">
      <style:text-properties fo:font-style="normal" fo:font-weight="normal" officeooo:rsid="002d7140" style:font-style-asian="normal" style:font-weight-asian="normal" style:font-style-complex="normal" style:font-weight-complex="normal"/>
    </style:style>
    <style:style style:name="T34" style:family="text">
      <style:text-properties fo:font-style="normal" style:font-style-asian="normal" style:font-style-complex="normal"/>
    </style:style>
    <style:style style:name="T35" style:family="text">
      <style:text-properties officeooo:rsid="00121cb5"/>
    </style:style>
    <style:style style:name="T36" style:family="text">
      <style:text-properties officeooo:rsid="001b291e"/>
    </style:style>
    <style:style style:name="T37" style:family="text">
      <style:text-properties officeooo:rsid="001e51ee"/>
    </style:style>
    <style:style style:name="T38" style:family="text">
      <style:text-properties officeooo:rsid="002389e3"/>
    </style:style>
    <style:style style:name="T39" style:family="text">
      <style:text-properties officeooo:rsid="0027235d"/>
    </style:style>
    <style:style style:name="T40" style:family="text">
      <style:text-properties officeooo:rsid="0029b98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0100013 – Anish Deshpande</text:p>
      <text:p text:style-name="P1">Lab 1: Introduction</text:p>
      <text:p text:style-name="P1"/>
      <text:p text:style-name="P2">Q1:</text:p>
      <text:p text:style-name="P3">a) <text:span text:style-name="T2">processor: The term here refers to the processor id </text:span><text:span text:style-name="T18">(0,1,2,3 in my case) </text:span><text:span text:style-name="T2">, for which more specifications are listed in proc/cpuinfo. A ‘processor’ is </text:span><text:span text:style-name="T18">an electronic circuit in the c</text:span><text:span text:style-name="T19">omputer that carries out instructions to perform arithmetic, logical, control and input/output operations</text:span><text:span text:style-name="T2">. A core is </text:span><text:span text:style-name="T17">an execution unit within a CPU that receives </text:span><text:span text:style-name="T18">and executes instructions. </text:span><text:span text:style-name="T19">In </text:span><text:span text:style-name="T26">proc</text:span><text:span text:style-name="T33">/cpuinfo, there is a term ‘core id’ (either 0 or 1, for me) and ‘cpu cores’ (2 for me).</text:span></text:p>
      <text:p text:style-name="P5"/>
      <text:p text:style-name="P3">b) <text:span text:style-name="T2">My machine has 2 cores</text:span></text:p>
      <text:p text:style-name="P3">c) <text:span text:style-name="T2">My machine has 4 processors.</text:span></text:p>
      <text:p text:style-name="P3">d) <text:span text:style-name="T2">Each processor has a slightly different frequency, namely 800.030, 800.020, 753.878 and 639.951 Mhz.</text:span></text:p>
      <text:p text:style-name="P4">e) <text:span text:style-name="T3">The amount of physical memory, i.e, RAM, is 6GB, as inferred form the 39 bit length of the physical addresses, </text:span><text:span text:style-name="T4">in the information shown in </text:span><text:span text:style-name="T21">proc/cpuinfo </text:span><text:span text:style-name="T4">or the 5974552 kB mentioned in </text:span><text:span text:style-name="T21">proc</text:span><text:span text:style-name="T28">/meminfo.</text:span></text:p>
      <text:p text:style-name="P3">f) <text:s/><text:span text:style-name="T1">1947600 kB </text:span><text:span text:style-name="T4">(~2GB) is free, according to </text:span><text:span text:style-name="T21">proc/meminfo</text:span></text:p>
      <text:p text:style-name="P3">g) <text:span text:style-name="T1">12176 forks </text:span><text:span text:style-name="T5">(processes created) since boot. I used ‘</text:span><text:span text:style-name="T35">vmstat -f</text:span><text:span text:style-name="T5">’</text:span></text:p>
      <text:p text:style-name="P3">h) <text:span text:style-name="T1">ctxt 18965635 </text:span><text:span text:style-name="T6">gives the number of context switches performed, in </text:span><text:span text:style-name="T22">proc/stat</text:span></text:p>
      <text:p text:style-name="P6"/>
      <text:p text:style-name="P2">Q2:</text:p>
      <text:p text:style-name="P3">a) <text:span text:style-name="T1">‘</text:span><text:span text:style-name="T6">12339’ is the PID of the process running the ‘cpu’ command.</text:span></text:p>
      <text:p text:style-name="P3">b) <text:span text:style-name="T6">It shows slightly varying CPU usage, between 99% and 100%. </text:span><text:span text:style-name="T16">(This figure is relative, and it means that it is the only process really utilising the CPU at the moment)</text:span><text:span text:style-name="T6"> It uses little memory, as the figure shown is 0.0%</text:span><text:span text:style-name="T19">(RES/total*100)</text:span><text:span text:style-name="T6"> mem used. </text:span><text:span text:style-name="T7">(4372KiB virtual, </text:span><text:span text:style-name="T8">792 KiB shared memory used).</text:span></text:p>
      <text:p text:style-name="P3">c) <text:span text:style-name="T7">This is a running process, as confirmed by typing ‘z’ in the running top command, which highlights all running processes in red, </text:span><text:span text:style-name="T8">as well as the ‘R’ state flag.</text:span></text:p>
      <text:p text:style-name="P7"/>
      <text:p text:style-name="P2">Q3:</text:p>
      <text:p text:style-name="P3">a) <text:span text:style-name="T9">3813 is the PID of the cpu-print process</text:span></text:p>
      <text:p text:style-name="P3">b) <text:span text:style-name="T10">Using the pstree command with flags -s, -p and argument 3813 (PID of the cpu-print process) we <text:s/>see: systemd(1)─systemd(1301)─gnome-terminal(2836)─bash(3046)─cpu-print(3813)</text:span></text:p>
      <text:p text:style-name="P3">c) <text:span text:style-name="T11">FD 0 : </text:span><text:span text:style-name="T23">dev/</text:span><text:span text:style-name="T29">pts/1</text:span></text:p>
      <text:p text:style-name="P3"><text:span text:style-name="T29"><text:s text:c="4"/>FD 1: </text:span><text:span text:style-name="T23">tmp/</text:span><text:span text:style-name="T24">tmp.</text:span><text:span text:style-name="T29">txt</text:span></text:p>
      <text:p text:style-name="P3"><text:span text:style-name="T29"><text:s text:c="4"/>FD 2: dev/pts/1</text:span></text:p>
      <text:p text:style-name="P3"><text:span text:style-name="T29"><text:s text:c="4"/>The input and error file descriptors for the process (./cpu-print) point to </text:span><text:span text:style-name="T30">the standard special location </text:span><text:span text:style-name="T24">dev/</text:span><text:span text:style-name="T30">pts/1. This is the location from where the shell reads the terminal input and in general, prints the terminal output. However, instead of pointing to </text:span><text:span text:style-name="T24">dev</text:span><text:span text:style-name="T30">/pts/1, the output file descriptor points to tmp/tmp.txt . <text:s/>As output is directed to the location specified by the ‘1’ FD pointer, the shell has implemented I/O redirection and not printed to the terminal, but written to a file.</text:span></text:p>
      <text:p text:style-name="P3">d) ./<text:span text:style-name="T36">cpu-print: 5934</text:span></text:p>
      <text:p text:style-name="P3"><text:s text:c="5"/><text:span text:style-name="T36">grep: 5935.</text:span></text:p>
      <text:p text:style-name="P3"><text:tab/><text:span text:style-name="T12">The way the shell implements pipes is by manipulating the f</text:span><text:span text:style-name="T13">ile descriptors. For the process before the pipe (cpu-print), the output file descriptor has been set to a unique pipe ‘pipe:[131047]’ and the input and error fds point to the normal </text:span><text:span text:style-name="T25">dev</text:span><text:span text:style-name="T31">/pts/1 location.</text:span></text:p>
      <text:p text:style-name="P3"><text:span text:style-name="T31"><text:tab/>For the process after the pipe (grep) the fds for output and and error are </text:span><text:span text:style-name="T25">dev</text:span><text:span text:style-name="T31">/pts/1 but the input descriptor 0 is set to point to the same unique pipe: ‘pipe:[131047]’. </text:span><text:span text:style-name="T32">And hence, there is a stream set up between the output of one process and the input of the other.</text:span></text:p>
      <text:p text:style-name="P18">e) <text:span text:style-name="T37">cd and history</text:span><text:span text:style-name="T14"> are built in executables in the Linux kernel (shell builtins) while </text:span><text:span text:style-name="T37">ls and ps</text:span><text:span text:style-name="T14"> are implemented by the bash code. We use $ type /command/ to find it out for each command. </text:span></text:p>
      <text:p text:style-name="P18"><text:soft-page-break/><text:span text:style-name="T14">This is seen when running these commands from different terminals </text:span><text:span text:style-name="T15">(history gives the same output, but ps gives a different output per terminal).</text:span></text:p>
      <text:p text:style-name="P19"><text:span text:style-name="T1">Which ls, which ps give /</text:span><text:span text:style-name="T20">bin</text:span><text:span text:style-name="T27">/ls or /bin/ps </text:span></text:p>
      <text:p text:style-name="P19"><text:span text:style-name="T27">but which cd and which history give nothing.</text:span></text:p>
      <text:p text:style-name="P22"><text:span text:style-name="T34">Q4:</text:span></text:p>
      <text:p text:style-name="P8"><text:span text:style-name="T34"/></text:p>
      <text:p text:style-name="P20">./memory1:</text:p>
      <text:p text:style-name="P9">PID: 6393</text:p>
      <text:p text:style-name="P9">Virtual memory used = VIRT = 8292 KiB</text:p>
      <text:p text:style-name="P9">Physical memory used = RES = 856 KiB</text:p>
      <text:p text:style-name="P9"/>
      <text:p text:style-name="P20">./memory2</text:p>
      <text:p text:style-name="P9">PID: 6499</text:p>
      <text:p text:style-name="P9">Virtual memory used = VIRT = 8292 KiB</text:p>
      <text:p text:style-name="P9">Physical memory used = RES = 3184 KiB</text:p>
      <text:p text:style-name="P9"/>
      <text:p text:style-name="P21">Both processes have the same virtual memory uses, but different physical memory uses.</text:p>
      <text:p text:style-name="P10">In both programs, we have an array of length 10^6, to store integers whose size is 4 bytes. It is not practical to actually allocate this much memory. Here, virtualisation comes into play, with each process thinking that it has all the memory required to store such an array with 4-byte integers.</text:p>
      <text:p text:style-name="P11">4bytes*1000000.</text:p>
      <text:p text:style-name="P10">In memory1.c the array isn’t <text:span text:style-name="T38">being accessed and no initialisations are taking place, hence no allocation of physical memory will actually happen. </text:span></text:p>
      <text:p text:style-name="P10">But in memory2.c, we are actually assigning values and st<text:span text:style-name="T38">or</text:span>ing them, <text:span text:style-name="T38">accessing the locations pointed to by the array and hence while the process is running, it will use the RAM/physical memory to store the assigned values. Hence there is a differrence in physical memory use, beyond a token amount required for the programs.</text:span></text:p>
      <text:p text:style-name="P3"/>
      <text:p text:style-name="P23">Q5:</text:p>
      <text:p text:style-name="P15">Using sudo iotop -p &lt;PID&gt;</text:p>
      <text:p text:style-name="P24">disk.c:</text:p>
      <text:p text:style-name="P13">PID:23032</text:p>
      <text:p text:style-name="P13">DISK read ~33M/s <text:span text:style-name="T39">(=actual/total disk reads) </text:span>DISK write 0B/s</text:p>
      <text:p text:style-name="P14">IO % = ~70%</text:p>
      <text:p text:style-name="P25">disk1.c:</text:p>
      <text:p text:style-name="P15">PID: 24116</text:p>
      <text:p text:style-name="P15">Both the disk read and disk write are 0 B/s, <text:span text:style-name="T40">though there is a non-zero value initially (for a split second)</text:span></text:p>
      <text:p text:style-name="P15">And IO% is unavailable due to non use.</text:p>
      <text:p text:style-name="P15"/>
      <text:p text:style-name="P15">The reason for this difference is that in disk.c, a random file <text:span text:style-name="T40">is being read each time. There are 5000 files (5GB total), and not all of them can be stored in the cache for immediate access. And hence, due to the law of averages/probability, every file will be removed from the dusk cache buffer and read from the disk at some point, and a constant flow of data from the disk is established.</text:span></text:p>
      <text:p text:style-name="P16">In disk1.c, however, we are only reading file foo0.pdf. Hence, after an initial read from the disk, the process reads from the disk buffer cache, and hence its IO disk utilisation drops to 0.</text:p>
      <text:p text:style-name="P15"/>
      <text:p text:style-name="P23"/>
      <text:p text:style-name="P23"/>
      <text:p text:style-name="P23"/>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7T09:33:48.232913708</meta:creation-date>
    <meta:editing-duration>PT15M51S</meta:editing-duration>
    <meta:editing-cycles>4</meta:editing-cycles>
    <meta:generator>LibreOffice/6.0.7.3$Linux_X86_64 LibreOffice_project/00m0$Build-3</meta:generator>
    <dc:date>2020-08-17T18:27:59.782243498</dc:date>
    <meta:document-statistic meta:table-count="0" meta:image-count="0" meta:object-count="0" meta:page-count="2" meta:paragraph-count="56" meta:word-count="908" meta:character-count="5264" meta:non-whitespace-character-count="4386"/>
  </office:meta>
</office:document-meta>
</file>